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Times-BoldItalic" svg:font-family="Times-BoldItalic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ystem" style:font-pitch="variable"/>
    <style:font-face style:name="Helvetica-Bold1" svg:font-family="Helvetica-Bol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-BoldItalic1" svg:font-family="Times-BoldItalic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in" fo:line-height="100%"/>
    </style:style>
    <style:style style:name="P2" style:family="paragraph" style:parent-style-name="Standard">
      <style:paragraph-properties fo:margin-top="0in" fo:margin-bottom="0in" fo:line-height="100%"/>
      <style:text-properties style:font-name="Helvetica-Bold" fo:font-size="9.5pt" fo:font-weight="bold" style:font-size-asian="9.5pt" style:font-weight-asian="bold" style:font-name-complex="Helvetica-Bold1" style:font-size-complex="9.5pt" style:font-weight-complex="bold"/>
    </style:style>
    <style:style style:name="P3" style:family="paragraph" style:parent-style-name="Standard">
      <style:paragraph-properties fo:margin-top="0in" fo:margin-bottom="0in" fo:line-height="100%"/>
      <style:text-properties style:font-name="Helvetica-Bold" fo:font-size="11.5pt" fo:font-weight="bold" style:font-size-asian="11.5pt" style:font-weight-asian="bold" style:font-name-complex="Helvetica-Bold1" style:font-size-complex="11.5pt" style:font-weight-complex="bold"/>
    </style:style>
    <style:style style:name="P4" style:family="paragraph" style:parent-style-name="Standard">
      <style:paragraph-properties fo:margin-top="0in" fo:margin-bottom="0in" fo:line-height="100%"/>
      <style:text-properties style:font-name="Helvetica" fo:font-size="9.5pt" style:font-size-asian="9.5pt" style:font-name-complex="Helvetica1" style:font-size-complex="9.5pt"/>
    </style:style>
    <style:style style:name="P5" style:family="paragraph" style:parent-style-name="Standard">
      <style:paragraph-properties fo:margin-top="0in" fo:margin-bottom="0in" fo:line-height="100%"/>
      <style:text-properties style:font-name="Times-BoldItalic" fo:font-size="11.5pt" fo:font-style="italic" fo:font-weight="bold" style:font-size-asian="11.5pt" style:font-style-asian="italic" style:font-weight-asian="bold" style:font-name-complex="Times-BoldItalic1" style:font-size-complex="11.5pt" style:font-style-complex="italic" style:font-weight-complex="bold"/>
    </style:style>
    <style:style style:name="P6" style:family="paragraph" style:parent-style-name="Standard" style:master-page-name="Standard">
      <style:paragraph-properties fo:margin-top="0in" fo:margin-bottom="0in" fo:line-height="100%" style:page-number="auto"/>
      <style:text-properties style:font-name="Helvetica-Bold" fo:font-size="9.5pt" fo:font-weight="bold" style:font-size-asian="9.5pt" style:font-weight-asian="bold" style:font-name-complex="Helvetica-Bold1" style:font-size-complex="9.5pt" style:font-weight-complex="bold"/>
    </style:style>
    <style:style style:name="P7" style:family="paragraph" style:parent-style-name="Standard">
      <style:paragraph-properties fo:margin-top="0in" fo:margin-bottom="0in" fo:line-height="100%"/>
      <style:text-properties style:font-name="Helvetica" fo:font-size="9.5pt" style:font-size-asian="9.5pt" style:font-name-complex="Helvetica1" style:font-size-complex="9.5pt"/>
    </style:style>
    <style:style style:name="P8" style:family="paragraph" style:parent-style-name="Standard">
      <style:paragraph-properties fo:margin-top="0in" fo:margin-bottom="0in" fo:line-height="100%"/>
      <style:text-properties style:font-name="Helvetica" fo:font-size="9.5pt" fo:font-weight="bold" style:font-size-asian="9.5pt" style:font-weight-asian="bold" style:font-name-complex="Helvetica1" style:font-size-complex="9.5pt"/>
    </style:style>
    <style:style style:name="P9" style:family="paragraph" style:parent-style-name="Standard">
      <style:paragraph-properties fo:margin-top="0in" fo:margin-bottom="0in" fo:line-height="100%"/>
      <style:text-properties style:font-name="Helvetica-Bold" fo:font-size="9.5pt" fo:font-weight="bold" style:font-size-asian="9.5pt" style:font-weight-asian="bold" style:font-name-complex="Helvetica-Bold1" style:font-size-complex="9.5pt" style:font-weight-complex="bold"/>
    </style:style>
    <style:style style:name="P10" style:family="paragraph" style:parent-style-name="Standard">
      <style:paragraph-properties fo:margin-top="0in" fo:margin-bottom="0in" fo:line-height="100%"/>
      <style:text-properties style:font-name="Helvetica-Bold" fo:font-size="11.5pt" fo:font-weight="bold" style:font-size-asian="11.5pt" style:font-weight-asian="bold" style:font-name-complex="Helvetica-Bold1" style:font-size-complex="11.5pt" style:font-weight-complex="bold"/>
    </style:style>
    <style:style style:name="T1" style:family="text">
      <style:text-properties style:font-name="Helvetica-Bold" fo:font-size="9.5pt" fo:font-weight="bold" style:font-size-asian="9.5pt" style:font-weight-asian="bold" style:font-name-complex="Helvetica-Bold1" style:font-size-complex="9.5pt" style:font-weight-complex="bold"/>
    </style:style>
    <style:style style:name="T2" style:family="text">
      <style:text-properties style:font-name="Helvetica" fo:font-size="9.5pt" style:font-size-asian="9.5pt" style:font-name-complex="Helvetica1" style:font-size-complex="9.5pt"/>
    </style:style>
    <style:style style:name="T3" style:family="text">
      <style:text-properties style:font-name="Helvetica" fo:font-size="9.5pt" fo:font-weight="bold" style:font-size-asian="9.5pt" style:font-weight-asian="bold" style:font-name-complex="Helvetica1" style:font-size-complex="9.5pt"/>
    </style:style>
    <style:style style:name="T4" style:family="text">
      <style:text-properties style:font-name="Helvetica" fo:font-size="9.5pt" fo:font-weight="bold" style:font-size-asian="9.5pt" style:font-weight-asian="bold" style:font-name-complex="Helvetica1" style:font-size-complex="9.5pt" style:font-weight-complex="bold"/>
    </style:style>
    <style:style style:name="T5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.1 Fill in the blanks: (1 Mark each)</text:p>
      <text:p text:style-name="P1"><text:span text:style-name="T2">1. </text:span><text:span text:style-name="T1">Redo Log Buffer </text:span><text:span text:style-name="T2">SGA stores all the redo log entries.</text:span></text:p>
      <text:p text:style-name="P1"><text:span text:style-name="T2">2. </text:span><text:span text:style-name="T1">Process </text:span><text:span text:style-name="T2">is a ’thread of control’ or mechanism in Operating System that executes series of steps.</text:span></text:p>
      <text:p text:style-name="P4">3. The data of a row in a table may not be able to fit the same data block. Data for row is stored in a chain of</text:p>
      <text:p text:style-name="P1"><text:span text:style-name="T2">data blocks which is called as </text:span><text:span text:style-name="T1">Row chaining</text:span></text:p>
      <text:p text:style-name="P4">4. A sub-query cannot have a _______ clause and a _____ of selects. <text:span text:style-name="T5">Order By and </text:span></text:p>
      <text:p text:style-name="P4">5. A __________ is a set of values that may appear in one or more columns.</text:p>
      <text:p text:style-name="P4">6. PL/SQL provides ______ keyword, which is used to name an exception.</text:p>
      <text:p text:style-name="P4">7. An _______ defined as the collection of blocks which must be continuous whenever allocation takes place.</text:p>
      <text:p text:style-name="P4">8. A ________________ is a table that is currently being modified by a DML statement.</text:p>
      <text:p text:style-name="P4">9. The ________ character is used to designate wild characters.</text:p>
      <text:p text:style-name="P4">10. Indexes are created in conjunction with ________ and ________ constraints.</text:p>
      <text:p text:style-name="P4">11. Types of views are ________ and ________ .</text:p>
      <text:p text:style-name="P4">12. The date function that returns a numerical value is ________ .</text:p>
      <text:p text:style-name="P4">13. To define access keys in the menu give the ________ symbol before the desired character.</text:p>
      <text:p text:style-name="P1"><text:span text:style-name="T2">14. An index may contain upto ________ columns.</text:span><text:span text:style-name="T4">32</text:span></text:p>
      <text:p text:style-name="P4">15. To print the message along with the variable ew use the package ________ .</text:p>
      <text:p text:style-name="P4">16. To select data from a range of values ________ operator is used.</text:p>
      <text:p text:style-name="P1"><text:span text:style-name="T2">17. A ________ expression returns either TRUE or FALSE. </text:span><text:span text:style-name="T4">Logical</text:span></text:p>
      <text:p text:style-name="P4">18. ________ number of columns can be used in an ORDER BY clause.</text:p>
      <text:p text:style-name="P1"><text:span text:style-name="T2">19. Once the values are inserted in a table, the size of its columns can only be </text:span><text:span text:style-name="T1">Increased </text:span><text:span text:style-name="T2">&amp; can never be</text:span></text:p>
      <text:p text:style-name="P2">decreased</text:p>
      <text:p text:style-name="P1"><text:span text:style-name="T2">20. ROWID is a </text:span><text:span text:style-name="T1">pseudo </text:span><text:span text:style-name="T2">column</text:span></text:p>
      <text:p text:style-name="P1"><text:span text:style-name="T2">21. The 2 pseudo columns present in every Oracle table are </text:span><text:span text:style-name="T1">ROWID </text:span><text:span text:style-name="T2">&amp; </text:span><text:span text:style-name="T1">ROWNUM</text:span></text:p>
      <text:p text:style-name="P1"><text:span text:style-name="T2">22. In DBMS terms, the number of rows in a table is called its </text:span><text:span text:style-name="T1">cardinality </text:span><text:span text:style-name="T2">&amp; the no. of columns it has defines its</text:span></text:p>
      <text:p text:style-name="P2">degree</text:p>
      <text:p text:style-name="P1"><text:span text:style-name="T2">23. The most serious drawback in the ER model is that it cannot depict </text:span><text:span text:style-name="T1">relationships</text:span></text:p>
      <text:p text:style-name="P1"><text:span text:style-name="T2">24. </text:span><text:span text:style-name="T1">Dummy records </text:span><text:span text:style-name="T2">is used to represent many to many relationship in the Network model</text:span></text:p>
      <text:p text:style-name="P1"><text:span text:style-name="T2">25. The data structure used in the Network model is </text:span><text:span text:style-name="T1">graph </text:span><text:span text:style-name="T2">&amp; that used in the hierarchical model is </text:span><text:span text:style-name="T1">tree</text:span></text:p>
      <text:p text:style-name="P1"><text:span text:style-name="T2">26. The 3 default tablespaces created in Oracle are </text:span><text:span text:style-name="T1">System, User </text:span><text:span text:style-name="T2">&amp; </text:span><text:span text:style-name="T1">Temp</text:span></text:p>
      <text:p text:style-name="P1"><text:span text:style-name="T2">27. The memory area allocated to each Oracle user is called </text:span><text:span text:style-name="T1">Schema</text:span></text:p>
      <text:p text:style-name="P1"><text:span text:style-name="T2">28. An SQL query is </text:span><text:span text:style-name="T1">interpreted </text:span><text:span text:style-name="T2">&amp; a PL/SQL block is </text:span><text:span text:style-name="T1">compiled </text:span><text:span text:style-name="T2">before execution</text:span></text:p>
      <text:p text:style-name="P1"><text:span text:style-name="T2">29. The 4 phases of processing a cursor are </text:span><text:span text:style-name="T1">Declare</text:span><text:span text:style-name="T2">, </text:span><text:span text:style-name="T1">Open</text:span><text:span text:style-name="T2">, </text:span><text:span text:style-name="T1">Fetch </text:span><text:span text:style-name="T2">&amp; </text:span><text:span text:style-name="T1">Close</text:span></text:p>
      <text:p text:style-name="P1"><text:span text:style-name="T2">30. The </text:span><text:span text:style-name="T1">FOR UPDATE </text:span><text:span text:style-name="T2">clause when used with a SELECT query locks a table</text:span></text:p>
      <text:p text:style-name="P4">31. When a user executes SELECT ……. FOR UPDATE on a table, it tries to lock it, but if the table is already</text:p>
      <text:p text:style-name="P1"><text:span text:style-name="T2">locked, the user is placed in a no-operation mode. This situation can be prevented by using </text:span><text:span text:style-name="T1">NOWAIT </text:span><text:span text:style-name="T2">clause</text:span></text:p>
      <text:p text:style-name="P1"><text:span text:style-name="T2">32. The maximum no. of triggers(of different types) that can be created in Oracle 8 are</text:span><text:span text:style-name="T1">13</text:span></text:p>
      <text:p text:style-name="P4">33. The error code and the corresponding error message of every runtime error occurring in Oracle is stored in</text:p>
      <text:p text:style-name="P1"><text:span text:style-name="T1">SQLCODE </text:span><text:span text:style-name="T2">&amp; </text:span><text:span text:style-name="T1">SQLERRM </text:span><text:span text:style-name="T2">variables respectively</text:span></text:p>
      <text:p text:style-name="P1"><text:span text:style-name="T2">34. A table whose primary key retains its uniqueness in the view created over it is called a </text:span><text:span text:style-name="T1">key preserved </text:span><text:span text:style-name="T2">table</text:span></text:p>
      <text:p text:style-name="P1"><text:span text:style-name="T2">35. </text:span><text:span text:style-name="T1">Instead of </text:span><text:span text:style-name="T2">trigger is used to take care of operations on columns of a Non Key-preserved table through the</text:span></text:p>
      <text:p text:style-name="P4">join view</text:p>
      <text:p text:style-name="P1"><text:span text:style-name="T1">36. </text:span><text:span text:style-name="T2">The main data dictionary in Oracle that keeps the information of all the other data dictionary tables along</text:span></text:p>
      <text:p text:style-name="P1"><text:span text:style-name="T2">with their description is </text:span><text:span text:style-name="T1">DICTIONARY</text:span></text:p>
      <text:p text:style-name="P1"><text:span text:style-name="T2">37. The 2 main parts of an Oracle package are </text:span><text:span text:style-name="T1">package specification </text:span><text:span text:style-name="T2">&amp; </text:span><text:span text:style-name="T1">package body</text:span></text:p>
      <text:p text:style-name="P1"><text:span text:style-name="T2">38. A tablespace is a collection of </text:span><text:span text:style-name="T1">datafiles</text:span></text:p>
      <text:p text:style-name="P1"><text:span text:style-name="T2">39. The 2 modes in which an Oracle database runs are </text:span><text:span text:style-name="T1">ARCHIVELOG &amp; NOARCHIVELOG</text:span></text:p>
      <text:p text:style-name="P1"><text:span text:style-name="T2">40. The 2 list functions available in Oracle are </text:span><text:span text:style-name="T1">GREATEST</text:span><text:span text:style-name="T2">, &amp; </text:span><text:span text:style-name="T1">LEAST</text:span></text:p>
      <text:p text:style-name="P1"><text:span text:style-name="T2">41. The SQL query for calculating the cube of 4 is </text:span><text:span text:style-name="T1">SELECT POWER(4, 3) FROM dual</text:span></text:p>
      <text:p text:style-name="P1"><text:span text:style-name="T2">42. </text:span><text:span text:style-name="T1">WITH READ ONLY </text:span><text:span text:style-name="T2">clause when used with CREATE VIEW statement prevents the users from modifying the</text:span></text:p>
      <text:p text:style-name="P4">underlying base tables through the view</text:p>
      <text:p text:style-name="P1"><text:span text:style-name="T2">43. The 3 standard roles provided by Oracle are </text:span><text:span text:style-name="T1">Connect</text:span><text:span text:style-name="T2">, </text:span><text:span text:style-name="T1">resource </text:span><text:span text:style-name="T2">and </text:span><text:span text:style-name="T1">DBA</text:span></text:p>
      <text:p text:style-name="P1"><text:span text:style-name="T2">44. The </text:span><text:span text:style-name="T1">With admin option </text:span><text:span text:style-name="T2">clause of the GRANT command makes the recipient the owner of the granted</text:span></text:p>
      <text:p text:style-name="P4">object</text:p>
      <text:p text:style-name="P1"><text:span text:style-name="T2">45. The </text:span><text:span text:style-name="T1">With grant option </text:span><text:span text:style-name="T2">clause of the GRANT command allows the recipient to pass the privilege to others</text:span></text:p>
      <text:p text:style-name="P1"><text:span text:style-name="T2">46. The 5 important components of a Database Management system (DBMS) are </text:span><text:span text:style-name="T1">Database engine</text:span><text:span text:style-name="T2">, </text:span><text:span text:style-name="T1">data</text:span></text:p>
      <text:p text:style-name="P1"><text:span text:style-name="T1">dictionary</text:span><text:span text:style-name="T2">, </text:span><text:span text:style-name="T1">query processor</text:span><text:span text:style-name="T2">, </text:span><text:span text:style-name="T1">report writer </text:span><text:span text:style-name="T2">&amp; </text:span><text:span text:style-name="T1">form generator</text:span></text:p>
      <text:p text:style-name="P1"><text:span text:style-name="T2">47. The world’s first relational database was </text:span><text:span text:style-name="T1">Oracle V.2</text:span></text:p>
      <text:p text:style-name="P1"><text:soft-page-break/><text:span text:style-name="T2">48. Specialization is a </text:span><text:span text:style-name="T1">IS-A </text:span><text:span text:style-name="T2">relationship and Composition is a </text:span><text:span text:style-name="T1">HAS-A </text:span><text:span text:style-name="T2">relationship</text:span></text:p>
      <text:p text:style-name="P1"><text:span text:style-name="T2">49. 1NF specifies that there should be no </text:span><text:span text:style-name="T1">repeating groups</text:span></text:p>
      <text:p text:style-name="P1"><text:span text:style-name="T2">50. The join that combines every row (no matter matching or non-matching) of both the tables is a </text:span><text:span text:style-name="T1">FULL </text:span><text:span text:style-name="T2">join</text:span></text:p>
      <text:p text:style-name="P1"><text:span text:style-name="T2">51. By default, the 3 users created in every Oracle database are </text:span><text:span text:style-name="T1">System</text:span><text:span text:style-name="T2">, </text:span><text:span text:style-name="T1">sys </text:span><text:span text:style-name="T2">and </text:span><text:span text:style-name="T1">Internal</text:span></text:p>
      <text:p text:style-name="P1"><text:span text:style-name="T2">52. All uncommitted data during the course of a transaction is stored in </text:span><text:span text:style-name="T1">REDO LOG buffer</text:span></text:p>
      <text:p text:style-name="P1"><text:span text:style-name="T2">53. The source code of an Oracle stored procedure can be retrieved using </text:span><text:span text:style-name="T1">USER_SOURCE </text:span><text:span text:style-name="T2">data dictionary.</text:span></text:p>
      <text:p text:style-name="P1"><text:span text:style-name="T2">54. The 3 different flavours of Oracle 8i are </text:span><text:span text:style-name="T1">Oracle 8i Workgroup Server</text:span><text:span text:style-name="T2">, </text:span><text:span text:style-name="T1">Personal Oracle </text:span><text:span text:style-name="T2">and </text:span><text:span text:style-name="T1">Oracle 8i</text:span></text:p>
      <text:p text:style-name="P2">Enterprise Edition</text:p>
      <text:p text:style-name="P1"><text:span text:style-name="T2">55. The precompiler used for SQL statements embedded in a C program is </text:span><text:span text:style-name="T1">Pro*C</text:span></text:p>
      <text:p text:style-name="P1"><text:span text:style-name="T2">56. DBMS_OUTPUT is a </text:span><text:span text:style-name="T1">package </text:span><text:span text:style-name="T2">and PUT_LINE is a </text:span><text:span text:style-name="T1">function</text:span></text:p>
      <text:p text:style-name="P1"><text:span text:style-name="T2">57. A User defined type(UDT) can be created in Oracle using </text:span><text:span text:style-name="T1">create type </text:span><text:span text:style-name="T2">statement</text:span></text:p>
      <text:p text:style-name="P1"><text:span text:style-name="T2">58. The 2 implicit variables available to a trigger that contain the row values before and after updates are </text:span><text:span text:style-name="T1">:new</text:span></text:p>
      <text:p text:style-name="P1"><text:span text:style-name="T2">and </text:span><text:span text:style-name="T1">:old</text:span></text:p>
      <text:p text:style-name="P1"><text:span text:style-name="T2">59. The error codes for user defined error messages must lie between </text:span><text:span text:style-name="T1">-20000</text:span><text:span text:style-name="T2">, and </text:span><text:span text:style-name="T1">-20999</text:span></text:p>
      <text:p text:style-name="P1"><text:span text:style-name="T2">60. </text:span><text:span text:style-name="T1">RAISE_APPLICATION_ERROR </text:span><text:span text:style-name="T2">statement terminates the PL/SQL block abruptly and displays the specified</text:span></text:p>
      <text:p text:style-name="P4">error message</text:p>
      <text:p text:style-name="P1"><text:span text:style-name="T2">61. </text:span><text:span text:style-name="T1">PRAGMA EXCEPTION_INIT </text:span><text:span text:style-name="T2">statement is used to substitute a user-defined exception in place of a</text:span></text:p>
      <text:p text:style-name="P4">predefined Oracle exception</text:p>
      <text:p text:style-name="P1"><text:span text:style-name="T2">62. A </text:span><text:span text:style-name="T1">NULL </text:span><text:span text:style-name="T2">value in the column indicates that the value is not applicable or currently not available</text:span></text:p>
      <text:p text:style-name="P1"><text:span text:style-name="T2">63. </text:span><text:span text:style-name="T1">init.ora </text:span><text:span text:style-name="T2">file contains the no. of failed login attempts after which the SQL*PLUS application shuts down</text:span></text:p>
      <text:p text:style-name="P1"><text:span text:style-name="T2">64. A </text:span><text:span text:style-name="T1">Sequence </text:span><text:span text:style-name="T2">can be used to provide a surrogate key in a table that does not have a primary key of its own</text:span></text:p>
      <text:p text:style-name="P1"><text:span text:style-name="T2">65. A </text:span><text:span text:style-name="T1">synonym </text:span><text:span text:style-name="T2">is a logical alias of any database object in Oracle</text:span></text:p>
      <text:p text:style-name="P1"><text:span text:style-name="T2">66. </text:span><text:span text:style-name="T1">create global temporary table </text:span><text:span text:style-name="T2">clause is used to create temporary tables in Oracle.</text:span></text:p>
      <text:p text:style-name="P1"><text:span text:style-name="T2">67. </text:span><text:span text:style-name="T1">Snapshots </text:span><text:span text:style-name="T2">are the means of creating local copies of remote tables.</text:span></text:p>
      <text:p text:style-name="P1"><text:span text:style-name="T2">68. Materialized views are also known as </text:span><text:span text:style-name="T1">Snapshots</text:span></text:p>
      <text:p text:style-name="P2"/>
      <text:p text:style-name="P2">Q.2 True or False</text:p>
      <text:p text:style-name="P1"><text:span text:style-name="T2">1. The use of DBMS automatically removes redundancies. </text:span><text:span text:style-name="T4">False</text:span></text:p>
      <text:p text:style-name="P4">2. Relational model requires the use of connectors as ‘links’. </text:p>
      <text:p text:style-name="P1"><text:span text:style-name="T2">3. In the network model a record can have many parents. </text:span><text:span text:style-name="T4">True</text:span></text:p>
      <text:p text:style-name="P4">4. Char conserves memory as compared to varchar.</text:p>
      <text:p text:style-name="P1"><text:span text:style-name="T2">5. A table once created can be dropped. </text:span><text:span text:style-name="T4">True</text:span></text:p>
      <text:p text:style-name="P1"><text:span text:style-name="T2">6. The name of a table can be changed with Alter command. </text:span><text:span text:style-name="T4">True</text:span></text:p>
      <text:p text:style-name="P1"><text:span text:style-name="T2">7. A table can have more than one primary key. </text:span><text:span text:style-name="T4">False</text:span></text:p>
      <text:p text:style-name="P4">8. The columns on which ORDER BY is done must be a part of &lt;Select Statement&gt;</text:p>
      <text:p text:style-name="P4">9. For a valid UNION of two result sets, the column names of the result sets should match.</text:p>
      <text:p text:style-name="P1"><text:span text:style-name="T2">10. Char datatype stores only characters in the database. </text:span><text:span text:style-name="T4">False</text:span></text:p>
      <text:p text:style-name="P1"><text:span text:style-name="T2">11. The VARCHAR2 datatype comes under standard SQL datatypes </text:span><text:span text:style-name="T4">False</text:span></text:p>
      <text:p text:style-name="P4">12. The maximum length of VARCHAR2 datatype is identical when used in a PL/SQL code and when used in a</text:p>
      <text:p text:style-name="P4">table</text:p>
      <text:p text:style-name="P4">13. The ORDER BY clause whenever used should always be the last clause of an SQL query (True)</text:p>
      <text:p text:style-name="P4">14. 4 The size of a column in a table cannot be decreased once a value is inserted in it (True)</text:p>
      <text:p text:style-name="P4">15. The UNIQUE and FOREIGN keys cannot have NULL values (False)</text:p>
      <text:p text:style-name="P4">16. Online Transaction Processing (OLTP) consists of more DML and less DQL statements( True)</text:p>
      <text:p text:style-name="P4">17. Decision Support System (DSS) is used to understand the trends of data (True)</text:p>
      <text:p text:style-name="P4">18. ROWID is the only pseudo column in any Oracle table (False)</text:p>
      <text:p text:style-name="P4">19. Database Manager is the person responsible for proper functioning of a DBMS. (False)</text:p>
      <text:p text:style-name="P4">20. A set of privileges assembled together is called a ROLE (True)</text:p>
      <text:p text:style-name="P4">21. An Oracle SQL query may or may not have a FROM clause (False)</text:p>
      <text:p text:style-name="P4">22. The DATE datatype of Oracle occupies 8 bytes (False)</text:p>
      <text:p text:style-name="P4">23. The default value of any datatype in Oracle is “ ” (False)</text:p>
      <text:p text:style-name="P4">24. Both an SQL query as well as a PL/SQL code is interpreted in Oracle (False)</text:p>
      <text:p text:style-name="P4">25. A SELECT statement cannot be used to lock a table (False)</text:p>
      <text:p text:style-name="P4">26. All functions performed by constraints can equally be performed by triggers (True)</text:p>
      <text:p text:style-name="P4">27. By default, the trigger is created at ROW level (False)</text:p>
      <text:p text:style-name="P4">28. Oracle automatically creates an index on the primary key of a table (True)</text:p>
      <text:p text:style-name="P4">29. A single trigger can be used for handling Insert/delete/update on a table (True)</text:p>
      <text:p text:style-name="P4">30. DDL operations, once performed are automatically committed &amp; do not require any commit statement for</text:p>
      <text:p text:style-name="P4"><text:soft-page-break/>confirmation (True)</text:p>
      <text:p text:style-name="P4">31. No column of a Non-key preserved table can be modified through a view (True)</text:p>
      <text:p text:style-name="P4">32. No trigger other than the INSTEAD OF trigger can be applied to a view (True)</text:p>
      <text:p text:style-name="P4">33. PL/SQL programs residing at the client side are called named PL/SQL blocks (False)</text:p>
      <text:p text:style-name="P4">34. The difference between a procedure and a function is that a procedure needs to be executed explicitly using</text:p>
      <text:p text:style-name="P4">EXECUTE whereas a function can be executed within an SQL statement as well (True)</text:p>
      <text:p text:style-name="P4">35. The datatypes of parameters passed to stored procedures cannot have any width (True)</text:p>
      <text:p text:style-name="P4">36. DDL statements cannot be executed within a Pl/SQL code (False)</text:p>
      <text:p text:style-name="P4">37. Oracle stored procedures can only be written in Pl/SQL (False)</text:p>
      <text:p text:style-name="P4">38. BOOLEAN is a valid datatype in PL/SQL &amp; not in Oracle database (True)</text:p>
      <text:p text:style-name="P4">39. The updates made to a view are not reflected to the underlying base tables (False)</text:p>
      <text:p text:style-name="P4">40. A single query cannot have WHERE, GROUP BY, HAVING and ORDER BY clauses simultaneously (False)</text:p>
      <text:p text:style-name="P4">41. DECODE is a standard function specified by SQL 92 standards (False)</text:p>
      <text:p text:style-name="P4">42. The two SELECT statements joined using UNION, INTERSECT and MINUS must have same no, of</text:p>
      <text:p text:style-name="P4">columns &amp; datatypes, the size of these columns does not matter (True)</text:p>
      <text:p text:style-name="P4">43. The UNION clause does not eliminate duplicates (False)</text:p>
      <text:p text:style-name="P4">44. A view is non-updateable if it has a reference to ROWNUM (True)</text:p>
      <text:p text:style-name="P4">45. An ORDER BY clause cannot be used in a CREATE VIEW statement (True)</text:p>
      <text:p text:style-name="P4">46. Oracle, by default creates an index on every UNIQUE column of a table (True)</text:p>
      <text:p text:style-name="P4">47. ROWID is a datatype (True)</text:p>
      <text:p text:style-name="P4">48. 2NF applies only to the tables with composite primary keys (True)</text:p>
      <text:p text:style-name="P4">49. The inner join (or equi join) is same as the natural join (True)</text:p>
      <text:p text:style-name="P4">50. The anonymous Pl/SQL blocks stored at the client side are a part of the Oracle database (False)</text:p>
      <text:p text:style-name="P4">51. The “i” in Oracle 8i stands for “improved” (False)</text:p>
      <text:p text:style-name="P4">52. The implicit variables :new and :old cannot be used in context of table level triggers (True)</text:p>
      <text:p text:style-name="P4">53. A function and a table cannot have a same name but a function and a trigger can (True)</text:p>
      <text:p text:style-name="P4">54. Oracle completely follows all of the 12 Codd’s rules (False)</text:p>
      <text:p text:style-name="P4">55. NLS_DATE_FORMAT can be used to change the default date format (DD-MON-YY) in Oracle (True)</text:p>
      <text:p text:style-name="P4">56. Indexing a table increases the speed of execution of queries based on it (True)</text:p>
      <text:p text:style-name="P4">57. The HAVING clause can only contain aggregate functions (True)</text:p>
      <text:p text:style-name="P4">58. Oracle stores dates and time as two separate values (False)</text:p>
      <text:p text:style-name="P4">59. The ROWNUM column can be modified through update statement (False)</text:p>
      <text:p text:style-name="P4">60. SELECT NLOG(7) FROM dual returns the natural log of 7 (False)</text:p>
      <text:p text:style-name="P3"/>
      <text:p text:style-name="P3">Q.3 Multiple Choice question (1 Mark each)</text:p>
      <text:p text:style-name="P4">1. Fetching past the last row of a cursor</text:p>
      <text:p text:style-name="P4">A. Raises the NO_DATA_FOUND Exception</text:p>
      <text:p text:style-name="P4">B. Raises the VALUE_ERROR Exception</text:p>
      <text:p text:style-name="P4">C. Raises the CURSOR_NOT_FOUND Exception</text:p>
      <text:p text:style-name="P4">D. Does not raise an exception</text:p>
      <text:p text:style-name="P4"/>
      <text:p text:style-name="P4">2. In the FOR UPDATE clause in cursors</text:p>
      <text:p text:style-name="P4">A. Lock is not obtained on the rows fetched</text:p>
      <text:p text:style-name="P4">B. All locks are released when COMMIT is issued</text:p>
      <text:p text:style-name="P4">C. Locks for the rows processed before the COMMIT, are released</text:p>
      <text:p text:style-name="P4">D. Locks are released when the cursor is closed</text:p>
      <text:p text:style-name="P4"/>
      <text:p text:style-name="P4">3. If a User-defined Exception has the same name as a Predefined Exception</text:p>
      <text:p text:style-name="P4">A. There is a compilation error</text:p>
      <text:p text:style-name="P4">B. The User-defined Exception overrides the Predefined Exception</text:p>
      <text:p text:style-name="P4">C. The Predefined Exception overrides the User-defined Exception</text:p>
      <text:p text:style-name="P4">D. None of the above</text:p>
      <text:p text:style-name="P4"/>
      <text:p text:style-name="P4">4. If a row is attempted to be fetched from an unallocated row in a PL/SQL table</text:p>
      <text:p text:style-name="P4">A. A NULL value is returned</text:p>
      <text:p text:style-name="P4">B. The VALUE_ERROR Exception is raised</text:p>
      <text:p text:style-name="P4">C. The NO_DATA_FOUND Exception is raised</text:p>
      <text:p text:style-name="P4"><text:soft-page-break/>D. The value of the data returned cannot be predicted</text:p>
      <text:p text:style-name="P4"/>
      <text:p text:style-name="P4">5. Given this procedure</text:p>
      <text:p text:style-name="P4">Procedure dept_salary</text:p>
      <text:p text:style-name="P4">(v_bonus IN BOOLEAN, v_raise IN BOOLEAN,</text:p>
      <text:p text:style-name="P4">v_issue_chk IN OUT BOOLEAN) IS</text:p>
      <text:p text:style-name="P4">BEGIN</text:p>
      <text:p text:style-name="P4">v_issue_chk := v_bonus OR v_raise;</text:p>
      <text:p text:style-name="P4">END;</text:p>
      <text:p text:style-name="P4">If v_bonus = TRUE and v_raise = NULL, which value is assigned to v_issue_chk?</text:p>
      <text:p text:style-name="P4">A. True</text:p>
      <text:p text:style-name="P4">B. False</text:p>
      <text:p text:style-name="P4">C. NULL</text:p>
      <text:p text:style-name="P4">D. None</text:p>
      <text:p text:style-name="P4"/>
      <text:p text:style-name="P4">6. You create a view with the following statement</text:p>
      <text:p text:style-name="P4">CREATE VIEW COW_MILK_VW AS</text:p>
      <text:p text:style-name="P4">(Select cow_name, milk_type from COW_MILK);</text:p>
      <text:p text:style-name="P4">What will happen when a user attempts to INSERT a new cow_name and milk_type via this view?</text:p>
      <text:p text:style-name="P4">A. The INSERT will fail.</text:p>
      <text:p text:style-name="P4">B. The INSERT will succeed or fail based on whether the user can see the</text:p>
      <text:p text:style-name="P4">record once added.</text:p>
      <text:p text:style-name="P4">C. The INSERT will succeed</text:p>
      <text:p text:style-name="P4">D. The INSERT will succeed only if the user has the privilege to insert data</text:p>
      <text:p text:style-name="P4">E. into the view.</text:p>
      <text:p text:style-name="P4">F. The INSERT will succeed only if the user has the privilege to insert data</text:p>
      <text:p text:style-name="P4">G. into the table.</text:p>
      <text:p text:style-name="P4"/>
      <text:p text:style-name="P4">7. Which of the following objects are dropped automatically when a table is dropped.</text:p>
      <text:p text:style-name="P4">A. Procedure</text:p>
      <text:p text:style-name="P4">B. Constraints</text:p>
      <text:p text:style-name="P4">C. Views</text:p>
      <text:p text:style-name="P4">D. Synonyms</text:p>
      <text:p text:style-name="P5"/>
      <text:p text:style-name="P4">8. Consider the following four options from a single statement. Which of the following lines in the SELECT</text:p>
      <text:p text:style-name="P4">statement below contain an error.</text:p>
      <text:p text:style-name="P4">A. SELECT DECODE (EMPID, 58385,’INACTIVE’,’ACTIVE’) EMPID</text:p>
      <text:p text:style-name="P4">B. FROM EMP</text:p>
      <text:p text:style-name="P4">C. WHERE SUBSTR (LASTNAME, 1, 1) &gt; TO_NUMBER (‘S’)</text:p>
      <text:p text:style-name="P4">D. AND EMPID &gt; 02000</text:p>
      <text:p text:style-name="P4">E. ORDER BY EMPID DESC, LASTNAME ASC;</text:p>
      <text:p text:style-name="P4"/>
      <text:p text:style-name="P4">9. User ‘Janko’ would like to insert a row into the Emp table, which has 3 columns: empid, lastname, salary.</text:p>
      <text:p text:style-name="P4">The user would like to enter data for empid 59694, lastname Harry, but no salary. Which statement would</text:p>
      <text:p text:style-name="P4">work best.</text:p>
      <text:p text:style-name="P4">A. INSERT INTO EMP VALUES (59694,’Harry’, NULL);</text:p>
      <text:p text:style-name="P4">B. INSERT INTO EMP VALUES (59694,’Harry’);</text:p>
      <text:p text:style-name="P4">C. INSERT INTO EMP (empid, lastname, salary) VALUES (59694,’Harry’);</text:p>
      <text:p text:style-name="P4">D. INSERT INTO EMP VALUES (Select 59694 from ‘Harris’);</text:p>
      <text:p text:style-name="P4">E. INSERT INTO EMP(empid, lastname) VALUES (59694,’Harry’);</text:p>
      <text:p text:style-name="P4"/>
      <text:p text:style-name="P4">10. Examine the trigger</text:p>
      <text:p text:style-name="P4">CREATE OR REPLACE TRIGGER upd_team_salary FOR EACH ROW</text:p>
      <text:p text:style-name="P4">BEGIN</text:p>
      <text:p text:style-name="P4">Update team</text:p>
      <text:p text:style-name="P4">Set salary = tot_salary + :new.salary</text:p>
      <text:p text:style-name="P4">Where ID = :new.team_id;</text:p>
      <text:p text:style-name="P4">END;</text:p>
      <text:p text:style-name="P4">Which statement must be added to make this trigger execute after updating the salary column of player</text:p>
      <text:p text:style-name="P4"><text:soft-page-break/>table</text:p>
      <text:p text:style-name="P4">A. After update on player</text:p>
      <text:p text:style-name="P4">B. After salary update of player</text:p>
      <text:p text:style-name="P4">C. After update [salary] on player</text:p>
      <text:p text:style-name="P4">D. After update of salary on player</text:p>
      <text:p text:style-name="P4"/>
      <text:p text:style-name="P4">11. For every new ballplayer added to the Player table, a record must be inserted into the Player_Bat_Stat</text:p>
      <text:p text:style-name="P4">table. You have written a trigger to accomplish this task. To which timing will this trigger be assigned.</text:p>
      <text:p text:style-name="P4">A. After</text:p>
      <text:p text:style-name="P4">B. Instead of</text:p>
      <text:p text:style-name="P4">C. Statement</text:p>
      <text:p text:style-name="P4">D. Pre-Insert</text:p>
      <text:p text:style-name="P4"/>
      <text:p text:style-name="P4">12. Which of the following is one of the benefits of using procedures and functions</text:p>
      <text:p text:style-name="P4">A. Procedures and functions increase the number of calls to the database.</text:p>
      <text:p text:style-name="P4">B. Procedures and functions are reparsed for multiple users by exploiting shared SQL areas.</text:p>
      <text:p text:style-name="P4">C. Procedures and functions avoid reparsing for multiple users by exploiting shared SQL areas.</text:p>
      <text:p text:style-name="P4">D. Testing of procedures and functions requires the database to the restarted to clear out shared SQL</text:p>
      <text:p text:style-name="P4">areas for future access.</text:p>
      <text:p text:style-name="P4"/>
      <text:p text:style-name="P4">13. Overall logical structure of a database can be expressed graphically by ______________</text:p>
      <text:p text:style-name="P4">A. ER diagram</text:p>
      <text:p text:style-name="P4">B. Records</text:p>
      <text:p text:style-name="P4">C. Relations</text:p>
      <text:p text:style-name="P4">D. Hierarchy</text:p>
      <text:p text:style-name="P4"/>
      <text:p text:style-name="P4">14. A table can have maximum _____________ no. Of Long Raw datatype columns</text:p>
      <text:p text:style-name="P4">A. One</text:p>
      <text:p text:style-name="P4">B. No limit</text:p>
      <text:p text:style-name="P4">C. 255</text:p>
      <text:p text:style-name="P4">D. depends on tablespace</text:p>
      <text:p text:style-name="P4"/>
      <text:p text:style-name="P4">15. A user is setting up a join operation between Emp and Dept tables. The query should return all the</text:p>
      <text:p text:style-name="P4">employees, which are assigned dept, as well as the employees which are yet not assigned any dept.</text:p>
      <text:p text:style-name="P4">A. Select e.empid, d.head from emp e, dept d;</text:p>
      <text:p text:style-name="P4">B. Select e.empid, d.head from emp e, dept d where e.deptno = d.deptno;</text:p>
      <text:p text:style-name="P4">C. Select e.empid, d.head from emp e, dept d where e.deptno = d.deptno (+);</text:p>
      <text:p text:style-name="P4">D. Select e.empid, d.head from emp e, dept d where e.deptno (+)= d.deptno;</text:p>
      <text:p text:style-name="P4"/>
      <text:p text:style-name="P4">16. You can enter new ball players to the PLAYER table from different Oracle form applications and from an</text:p>
      <text:p text:style-name="P4">application written in C. For each new ball player, a record must be inserted into the Player_Bat_Stat table.</text:p>
      <text:p text:style-name="P4">Which action should you perform to accomplish this requirement?</text:p>
      <text:p text:style-name="P4">A. Create an additional function</text:p>
      <text:p text:style-name="P4">B. Create an additional procedure</text:p>
      <text:p text:style-name="P4">C. Create a database trigger on player table</text:p>
      <text:p text:style-name="P4">D. Create a database trigger on the Player_Bat_Stat table.</text:p>
      <text:p text:style-name="P4"/>
      <text:p text:style-name="P4">17. Output from a table called PLAYS with two columns, PLAY_NAME and AUTHOR, is shown next. Which of</text:p>
      <text:p text:style-name="P4">the following SQL statements produced it?</text:p>
      <text:p text:style-name="P4">PLAY_TABLE</text:p>
      <text:p text:style-name="P4">-------------------------------------</text:p>
      <text:p text:style-name="P4">"Midsummer Night’s Dream", SHAKESPEARE</text:p>
      <text:p text:style-name="P4">"Waiting For Godot", BECKETT</text:p>
      <text:p text:style-name="P4">"The Glass Menagerie", WILLIAMS</text:p>
      <text:p text:style-name="P4">A. select PLAY_NAME|| AUTHOR from PLAYS;</text:p>
      <text:p text:style-name="P4">B. select PLAY_NAME, AUTHOR from PLAYS;</text:p>
      <text:p text:style-name="P4">C. select PLAY_NAME||’, ’ || AUTHOR from PLAYS;</text:p>
      <text:p text:style-name="P4">D. select PLAY_NAME||’, ’ || AUTHOR play_table from PLAYS;</text:p>
      <text:p text:style-name="P4">18. Which of the following statements contains an error?</text:p>
      <text:p text:style-name="P4"><text:soft-page-break/>A. select * from EMP where EMPID = 493945;</text:p>
      <text:p text:style-name="P4">B. select EMPID from EMP where EMPID = 493945;</text:p>
      <text:p text:style-name="P4">C. select EMPID from EMP;</text:p>
      <text:p text:style-name="P4">D. select EMPID where EMPID = 56949 and LASTNAME = ’SMITH’;</text:p>
      <text:p text:style-name="P4"/>
      <text:p text:style-name="P4">19. Which of the following statements are NOT TRUE about ORDER BY clauses?</text:p>
      <text:p text:style-name="P4">A. Ascending or descending order can be defined with the asc or desc keywords.</text:p>
      <text:p text:style-name="P4">B. Only one column can be used to define the sort order in an order by clause.</text:p>
      <text:p text:style-name="P4">C. Multiple columns can be used to define sort order in an order by clause.</text:p>
      <text:p text:style-name="P4">D. Columns can be represented by numbers indicating their listed order in the select</text:p>
      <text:p text:style-name="P4">E. clause within order by.</text:p>
      <text:p text:style-name="P4"/>
      <text:p text:style-name="P4">20. A Cartesian product is</text:p>
      <text:p text:style-name="P4">A. A group function</text:p>
      <text:p text:style-name="P4">B. Produced as a result of a join select statement with no where clause</text:p>
      <text:p text:style-name="P4">C. The result of fuzzy logic</text:p>
      <text:p text:style-name="P4">D. A special feature of Oracle server</text:p>
      <text:p text:style-name="P4"/>
      <text:p text:style-name="P4">21. In order to perform an inner join, which criteria must be true?</text:p>
      <text:p text:style-name="P4">A. The common columns in the join do not need to have shared values.</text:p>
      <text:p text:style-name="P4">B. The tables in the join need to have common columns.</text:p>
      <text:p text:style-name="P4">C. The common columns in the join may or may not have shared values.</text:p>
      <text:p text:style-name="P4">D. The common columns in the join must have shared values.</text:p>
      <text:p text:style-name="P4"/>
      <text:p text:style-name="P4">22. A user is setting up a join operation between tables EMP and DEPT. There are some employees in the EMP</text:p>
      <text:p text:style-name="P4">table that the user wants returned by the query, but the employees are not assigned to department heads</text:p>
      <text:p text:style-name="P4">yet. Which SELECT statement is most appropriate for this user?</text:p>
      <text:p text:style-name="P4">A. select e.empid, d.head from emp e, dept d;</text:p>
      <text:p text:style-name="P4">B. select e.empid, d.head from emp e, dept d where e.dept# = d.dept#;</text:p>
      <text:p text:style-name="P4">C. select e.empid, d.head from emp e, dept d where e.dept# = d.dept# (+);</text:p>
      <text:p text:style-name="P4">D. select e.empid, d.head from emp e, dept d where e.dept# (+) = d.dept#;</text:p>
      <text:p text:style-name="P4"/>
      <text:p text:style-name="P4">23. Developer ANJU executes the following statement: CREATE TABLE animals AS SELECT * from</text:p>
      <text:p text:style-name="P4">MASTER.ANIMALS; What is the effect of this statement?</text:p>
      <text:p text:style-name="P4">A. A table named ANIMALS will be created in the MASTER schema with the same data as the ANIMALS</text:p>
      <text:p text:style-name="P4">table owned by ANJU.</text:p>
      <text:p text:style-name="P4">B. A table named ANJU will be created in the ANIMALS schema with the same data as the ANIMALS table</text:p>
      <text:p text:style-name="P4">owned by MASTER.</text:p>
      <text:p text:style-name="P4">C. A table named ANIMALS will be created in the ANJU schema with the same data as the ANIMALS table</text:p>
      <text:p text:style-name="P4">owned by MASTER.</text:p>
      <text:p text:style-name="P4">D. A table named MASTER will be created in the ANIMALS schema with the same data as the ANJU table</text:p>
      <text:p text:style-name="P4">owned by ANIMALS.</text:p>
      <text:p text:style-name="P4"/>
      <text:p text:style-name="P4">24. Which line of the following statement will produce an error?</text:p>
      <text:p text:style-name="P4">A. create table GOODS</text:p>
      <text:p text:style-name="P4">B. (GOODNO number,</text:p>
      <text:p text:style-name="P4">C. GOOD_NAME varchar2 check(GOOD_NAME in (select NAME FROM</text:p>
      <text:p text:style-name="P4">AVAIL_GOODS)),</text:p>
      <text:p text:style-name="P4">D. constraint PK_GOODS_01</text:p>
      <text:p text:style-name="P4">E. primary key (GOODNO));</text:p>
      <text:p text:style-name="P4">F. There are no errors in this statement.</text:p>
      <text:p text:style-name="P4"/>
      <text:p text:style-name="P4">25. The following statement is issued against the Oracle database. Which line will produce an error?</text:p>
      <text:p text:style-name="P4">A. create view EMP_VIEW_01</text:p>
      <text:p text:style-name="P4">B. as select E.EMPID, E.LASTNAME, E.FIRSTNAME, A.ADDRESS</text:p>
      <text:p text:style-name="P4">C. from EMPLOYEE E, EMPL_ADDRESS A</text:p>
      <text:p text:style-name="P4">D. where E.EMPID = A.EMPID</text:p>
      <text:p text:style-name="P4">E. with check option;</text:p>
      <text:p text:style-name="P4"><text:soft-page-break/>F. This statement contains no errors.</text:p>
      <text:p text:style-name="P4"/>
      <text:p text:style-name="P4">26. Which of the following is not a feature of a CURSOR FOR loop?</text:p>
      <text:p text:style-name="P4">A. Record type declaration</text:p>
      <text:p text:style-name="P4">B. Opening and parsing of SQL statements</text:p>
      <text:p text:style-name="P4">C. Fetches records from cursor</text:p>
      <text:p text:style-name="P4">D. Requires exit condition to be defined</text:p>
      <text:p text:style-name="P4"/>
      <text:p text:style-name="P4">27. Which line in the following statement will produce an error?</text:p>
      <text:p text:style-name="P4">A. cursor action_cursor is</text:p>
      <text:p text:style-name="P4">B. select name, rate, action</text:p>
      <text:p text:style-name="P4">C. into action_record</text:p>
      <text:p text:style-name="P4">D. from action_table;</text:p>
      <text:p text:style-name="P4">E. There are no errors in this statement.</text:p>
      <text:p text:style-name="P4"/>
      <text:p text:style-name="P4">28. In which areas of the PL/SQL block must code be placed in order to handle Oracle-defined exceptions?</text:p>
      <text:p text:style-name="P4">A. Declaration section only</text:p>
      <text:p text:style-name="P4">B. Declaration and executable sections only</text:p>
      <text:p text:style-name="P4">C. Exception handler only</text:p>
      <text:p text:style-name="P4">D. Declaration, executable, and exception handler sections</text:p>
      <text:p text:style-name="P4"/>
      <text:p text:style-name="P4">29. You issue the following statement. What will be displayed if the EMPID selected is 60494?</text:p>
      <text:p text:style-name="P4">SELECT DECODE(empid,38475, ’Terminated’,60494, ’LOA’, ’ACTIVE’) FROM emp;</text:p>
      <text:p text:style-name="P4">A. 60494</text:p>
      <text:p text:style-name="P4">B. LOA</text:p>
      <text:p text:style-name="P4">C. Terminated</text:p>
      <text:p text:style-name="P4">D. ACTIVE</text:p>
      <text:p text:style-name="P4"/>
      <text:p text:style-name="P4">30. After executing an UPDATE statement, the developer codes a PL/SQL block to perform an operation based</text:p>
      <text:p text:style-name="P4">on SQL%ROWCOUNT. What data is returned by the SQL%ROWCOUNT operation?</text:p>
      <text:p text:style-name="P4">A. A Boolean value representing the success or failure of the update</text:p>
      <text:p text:style-name="P4">B. A numeric value representing the number of rows updated</text:p>
      <text:p text:style-name="P4">C. A VARCHAR2 value identifying the name of the table updated</text:p>
      <text:p text:style-name="P4">D. A LONG value containing all data from the table</text:p>
      <text:p text:style-name="P4"/>
      <text:p text:style-name="P4">31. A procedure declares a user-defined exception but does not raise it explicitly. Which of the following</text:p>
      <text:p text:style-name="P4">statements is true about this function?</text:p>
      <text:p text:style-name="P4">A. The user-defined exception will never be raised.</text:p>
      <text:p text:style-name="P4">B. The user-defined exception will be handled by a WHEN OTHERS exception handler.</text:p>
      <text:p text:style-name="P4">C. The procedure will fail on compile.</text:p>
      <text:p text:style-name="P4">D. The user-defined exception is defined incorrectly.</text:p>
      <text:p text:style-name="P4"/>
      <text:p text:style-name="P4">32. Which statement most accurately describes the result of not creating an exception handler for a raised</text:p>
      <text:p text:style-name="P4">exception?</text:p>
      <text:p text:style-name="P4">A. The program will continue without raising the exception.</text:p>
      <text:p text:style-name="P4">B. There will be a memory leak.</text:p>
      <text:p text:style-name="P1"><text:span text:style-name="T2">C</text:span><text:span text:style-name="T3">. Control will pass to the PL/SQL block caller’s exception handler</text:span><text:span text:style-name="T2">.</text:span></text:p>
      <text:p text:style-name="P4">D. The program will return a %notfound error.</text:p>
      <text:p text:style-name="P4"/>
      <text:p text:style-name="P4">33. Which three of the following are implicit cursor attributes?</text:p>
      <text:p text:style-name="P1"><text:span text:style-name="T2">A. </text:span><text:span text:style-name="T3">%found</text:span></text:p>
      <text:p text:style-name="P4">B. %too_many_rows</text:p>
      <text:p text:style-name="P1"><text:span text:style-name="T2">C. </text:span><text:span text:style-name="T3">%notfound</text:span></text:p>
      <text:p text:style-name="P8">D. %rowcount</text:p>
      <text:p text:style-name="P4">E. %rowtype</text:p>
      <text:p text:style-name="P4"/>
      <text:p text:style-name="P4">34. If left out, which of the following would cause an infinite loop to occur in a simple loop?</text:p>
      <text:p text:style-name="P4">A. loop</text:p>
      <text:p text:style-name="P4">B. end loop</text:p>
      <text:p text:style-name="P4"><text:soft-page-break/>C. if-then</text:p>
      <text:p text:style-name="P8">D. exit</text:p>
      <text:p text:style-name="P4"/>
      <text:p text:style-name="P4">35. Which of the following is not a feature of a CURSOR FOR loop?</text:p>
      <text:p text:style-name="P4">A. Record type declaration</text:p>
      <text:p text:style-name="P4">B. Opening and parsing of SQL statements</text:p>
      <text:p text:style-name="P4">C. Fetches records from cursor</text:p>
      <text:p text:style-name="P8">D. Requires exit condition to be defined</text:p>
      <text:p text:style-name="P4"/>
      <text:p text:style-name="P4">36. Developer JANET receives an error due to the following statement in the DECLARATION section: PI</text:p>
      <text:p text:style-name="P4">CONSTANT NUMBER;. The problem is because:</text:p>
      <text:p text:style-name="P4">A. There is not enough memory in the program for the constant.</text:p>
      <text:p text:style-name="P8">B. There is no value associated with the constant.</text:p>
      <text:p text:style-name="P4">C. There is no datatype associated with the constant.</text:p>
      <text:p text:style-name="P4">D. PI is a reserved word.</text:p>
      <text:p text:style-name="P4"/>
      <text:p text:style-name="P4">37. The OTHERS exception handler is used to handle the OTHERS raised exception.</text:p>
      <text:p text:style-name="P4">A. TRUE</text:p>
      <text:p text:style-name="P8">B. FALSE</text:p>
      <text:p text:style-name="P4"/>
      <text:p text:style-name="P4">38. Which of the following statements are true about WHILE loops?</text:p>
      <text:p text:style-name="P4">A. Explicit exit statements are required in while loops.</text:p>
      <text:p text:style-name="P4">B. Counter variables are required in while loops.</text:p>
      <text:p text:style-name="P4">C. An if-then statement is needed to signal when a while loop should end.</text:p>
      <text:p text:style-name="P8">D. All exit conditions for while loops are handled in the exit when clause.</text:p>
      <text:p text:style-name="P4"/>
      <text:p text:style-name="P4">39. Which line in the following statement will produce an error?</text:p>
      <text:p text:style-name="P4">A. cursor action_cursor is</text:p>
      <text:p text:style-name="P4">B. select name, rate, action</text:p>
      <text:p text:style-name="P8">C. into action_record</text:p>
      <text:p text:style-name="P4">D. from action_table;</text:p>
      <text:p text:style-name="P4">E. There are no errors in this statement.</text:p>
      <text:p text:style-name="P4"/>
      <text:p text:style-name="P4">40. Which of the following statements is true about implicit cursors?</text:p>
      <text:p text:style-name="P8">A. Implicit cursors are used for SQL statements that are not named.</text:p>
      <text:p text:style-name="P4">B. Developers should use implicit cursors with great care.</text:p>
      <text:p text:style-name="P4">C. Implicit cursors are used in cursor for loops to handle data processing.</text:p>
      <text:p text:style-name="P4">D. Implicit cursors are no longer a feature in Oracle.</text:p>
      <text:p text:style-name="P4"/>
      <text:p text:style-name="P4">41. The command used to open a CURSOR FOR loop is</text:p>
      <text:p text:style-name="P4">A. open</text:p>
      <text:p text:style-name="P4">B. fetch</text:p>
      <text:p text:style-name="P4">C. parse</text:p>
      <text:p text:style-name="P8">D. None, cursor for loops handle cursor opening implicitly.</text:p>
      <text:p text:style-name="P4"/>
      <text:p text:style-name="P4">42. After executing an UPDATE statement, the developer codes a PL/SQL block to perform an operation based</text:p>
      <text:p text:style-name="P4">on SQL%ROWCOUNT. What data is returned by the SQL%ROWCOUNT operation?</text:p>
      <text:p text:style-name="P4">A. A Boolean value representing the success or failure of the update</text:p>
      <text:p text:style-name="P1"><text:span text:style-name="T2">B</text:span><text:span text:style-name="T3">. A numeric value representing the number of rows updated</text:span></text:p>
      <text:p text:style-name="P4">C. A VARCHAR2 value identifying the name of the table updated</text:p>
      <text:p text:style-name="P4">D. A LONG value containing all data from the table</text:p>
      <text:p text:style-name="P4"/>
      <text:p text:style-name="P4">43. A developer would like to use referential datatype declaration on a variable. The variable name is</text:p>
      <text:p text:style-name="P4">EMPLOYEE_LASTNAME, and the corresponding table and column is EMPLOYEE, and LASTNAME,</text:p>
      <text:p text:style-name="P4">respectively. How would the developer define this variable using referential datatypes?</text:p>
      <text:p text:style-name="P8">A. Use employee.lname%type.</text:p>
      <text:p text:style-name="P4">B. Use employee.lname%rowtype.</text:p>
      <text:p text:style-name="P4">C. Look up datatype for EMPLOYEE column on LASTNAME table and use that.</text:p>
      <text:p text:style-name="P4">D. Declare it to be type LONG.</text:p>
      <text:p text:style-name="P4"><text:soft-page-break/></text:p>
      <text:p text:style-name="P4">44. In which areas of the PL/SQL block must code be placed in order to handle Oracle-defined exceptions?</text:p>
      <text:p text:style-name="P4">A. Declaration section only</text:p>
      <text:p text:style-name="P4">B. Declaration and executable sections only</text:p>
      <text:p text:style-name="P8">C. Exception handler only</text:p>
      <text:p text:style-name="P4">D. Declaration, executable, and exception handler sections</text:p>
      <text:p text:style-name="P4"/>
      <text:p text:style-name="P4">45. An Oracle-defined exception is raised</text:p>
      <text:p text:style-name="P4">A. By the PL/SQL raise statement</text:p>
      <text:p text:style-name="P4">B. In the PL/SQL exception handler</text:p>
      <text:p text:style-name="P8">C. Automatically by Oracle</text:p>
      <text:p text:style-name="P4">D. By the user</text:p>
      <text:p text:style-name="P4"/>
      <text:p text:style-name="P4">46. The RAISE_APPLICATION_ERROR( ) procedure defines errors returned in which of the following numeric</text:p>
      <text:p text:style-name="P4">ranges?</text:p>
      <text:p text:style-name="P4">A. -00000 and -99999</text:p>
      <text:p text:style-name="P4">B. -01200 and -01299</text:p>
      <text:p text:style-name="P4">C. -00030 and -00039</text:p>
      <text:p text:style-name="P8">D. -20000 and -20999</text:p>
      <text:p text:style-name="P4"/>
      <text:p text:style-name="P4">47. When developing a PL/SQL library, the developer defines variable NUM2 as IN OUT in the ADD_NUMS( )</text:p>
      <text:p text:style-name="P4">function. Which of the following statements may happen as a result of this?</text:p>
      <text:p text:style-name="P4">A. The add_nums( ) function will not compile.</text:p>
      <text:p text:style-name="P8">B. Code running after add_nums( ) that uses the NUM2 variable may behave unpredictably because</text:p>
      <text:p text:style-name="P8">NUM2’s value was changed in add_nums( ).</text:p>
      <text:p text:style-name="P4">C. The add_nums( ) function will return errors to the user when run.</text:p>
      <text:p text:style-name="P4">D. The add_nums( ) function will cause a memory leak.</text:p>
      <text:p text:style-name="P4"/>
      <text:p text:style-name="P4">48. In which areas of a PL/SQL block must the developer place code for user-defined exceptions? (Choose</text:p>
      <text:p text:style-name="P4">three)</text:p>
      <text:p text:style-name="P4">A. Command line PL/SQL block call</text:p>
      <text:p text:style-name="P8">B. Variable declaration section</text:p>
      <text:p text:style-name="P8">C. Executable section</text:p>
      <text:p text:style-name="P8">D. Exception handler</text:p>
      <text:p text:style-name="P4"/>
      <text:p text:style-name="P4">49. The @ command in SQL*Plus will do which of the following with a named PL/SQL block stored in a flat file?</text:p>
      <text:p text:style-name="P4">A. Load the PL/SQL code into its processing buffer only.</text:p>
      <text:p text:style-name="P8">B. Load PL/SQL code into its processing buffer and compile the code against the database only.</text:p>
      <text:p text:style-name="P4">C. Load PL/SQL code into its processing buffer and compile the code on the client side only.</text:p>
      <text:p text:style-name="P4">D. Load, compile, and run PL/SQL code against the Oracle database.</text:p>
      <text:p text:style-name="P4"/>
      <text:p text:style-name="P4">50. A procedure declares a user-defined exception but does not raise it explicitly. Which of the following</text:p>
      <text:p text:style-name="P4">statements is true about this function?</text:p>
      <text:p text:style-name="P1"><text:span text:style-name="T2">A. </text:span><text:span text:style-name="T3">The user-defined exception will never be raised.</text:span></text:p>
      <text:p text:style-name="P4">B. The user-defined exception will be handled by a WHEN OTHERS exception handler.</text:p>
      <text:p text:style-name="P4">C. The procedure will fail on compile.</text:p>
      <text:p text:style-name="P4">D. The user-defined exception is defined incorrectly.</text:p>
      <text:p text:style-name="P4"/>
      <text:p text:style-name="P4">51. Which of the following lines in the PL/SQL source code will return an error?</text:p>
      <text:p text:style-name="P4">A. create procedure estatus (</text:p>
      <text:p text:style-name="P4">B. eid NUMBER, statchar CHAR ) is begin</text:p>
      <text:p text:style-name="P8">C. select status into statchar from EMP where EMPID = eid; end;</text:p>
      <text:p text:style-name="P4">D. There are no errors in this code block</text:p>
      <text:p text:style-name="P4"/>
      <text:p text:style-name="P4">52. Which of the following trigger types will be impacted by constraining factors brought on by mutating tables?</text:p>
      <text:p text:style-name="P8">A. Row triggers only</text:p>
      <text:p text:style-name="P4">B. Statement triggers only</text:p>
      <text:p text:style-name="P4">C. Both row and statement triggers</text:p>
      <text:p text:style-name="P4">D. Neither row or statement triggers</text:p>
      <text:p text:style-name="P4"><text:soft-page-break/></text:p>
      <text:p text:style-name="P4">53. The developer issues the following statement:</text:p>
      <text:p text:style-name="P4">CREATE OR REPLACE TRIGGER soccer_fans_snacks_02 BEFORE DELETE ON</text:p>
      <text:p text:style-name="P4">SOCCER_FANS</text:p>
      <text:p text:style-name="P4">BEGIN</text:p>
      <text:p text:style-name="P4">DELETE FROM soccer_fans_snacks</text:p>
      <text:p text:style-name="P4">WHERE fan_id = :old.fan_id;</text:p>
      <text:p text:style-name="P4">END;</text:p>
      <text:p text:style-name="P4">Why will trigger creation fail?</text:p>
      <text:p text:style-name="P4">A. The row trigger does not properly reference the old value in FAN_ID.</text:p>
      <text:p text:style-name="P8">B. The statement trigger should have been defined as a row trigger.</text:p>
      <text:p text:style-name="P4">C. The statement trigger fires after the delete statement is processed.</text:p>
      <text:p text:style-name="P4">D. The row trigger does not properly define the associated table</text:p>
      <text:p text:style-name="P4"/>
      <text:p text:style-name="P4">54. The developer issues the following statement:</text:p>
      <text:p text:style-name="P4">CREATE OR REPLACE TRIGGER soccer_fans_snacks_02 BEFORE DELETE ON</text:p>
      <text:p text:style-name="P4">SOCCER_FANS</text:p>
      <text:p text:style-name="P4">FOR EACH ROW</text:p>
      <text:p text:style-name="P4">BEGIN</text:p>
      <text:p text:style-name="P4">DELETE FROM soccer_fans_snacks</text:p>
      <text:p text:style-name="P4">WHERE fan_id = :old.fan_id;</text:p>
      <text:p text:style-name="P4">END;</text:p>
      <text:p text:style-name="P4">Which of the following statements best describes the trigger created?</text:p>
      <text:p text:style-name="P4">A. An update trigger that fires before Oracle processes the triggering statement</text:p>
      <text:p text:style-name="P4">B. An insert trigger that fires after Oracle processes the triggering statement</text:p>
      <text:p text:style-name="P4">C. An insert trigger that fires after Oracle processes the triggering statement</text:p>
      <text:p text:style-name="P8">D. A delete trigger that fires before Oracle processes the triggering statement</text:p>
      <text:p text:style-name="P4"/>
      <text:p text:style-name="P4">55. To find information about trigger status, which of the following views are appropriate?</text:p>
      <text:p text:style-name="P8">A. ALL_TRIGGERS</text:p>
      <text:p text:style-name="P4">B. ALL_OBJECTS</text:p>
      <text:p text:style-name="P4">C. ALL_TRIGGER_COLS</text:p>
      <text:p text:style-name="P4">D. ALL_SOURCE</text:p>
      <text:p text:style-name="P4"/>
      <text:p text:style-name="P4">56. UPDATE OR DELETE ON SOCCER_FAN_SNACKS. Which two of the following keywords may be useful in</text:p>
      <text:p text:style-name="P4">your trigger source code to distinguish what should run, and when?</text:p>
      <text:p text:style-name="P4">A. inserting</text:p>
      <text:p text:style-name="P8">B. updating</text:p>
      <text:p text:style-name="P8">C. deleting</text:p>
      <text:p text:style-name="P4">D. truncating</text:p>
      <text:p text:style-name="P4"/>
      <text:p text:style-name="P4">57. The SOCCER_FANS table has a trigger associated with it that inserts data into SOCCER_FANS_SNACKS</text:p>
      <text:p text:style-name="P4">whenever rows are inserted into SOCCER_FANS. A foreign key constraint exists between FAN_ID on</text:p>
      <text:p text:style-name="P4">SOCCER_FANS and SOCCER_FANS_SNACKS. What happens when the trigger fires?</text:p>
      <text:p text:style-name="P4">A. The trigger processes normally.</text:p>
      <text:p text:style-name="P4">B. The trigger invalidates.</text:p>
      <text:p text:style-name="P8">C. The trigger execution fails because of a mutating or constraining table.</text:p>
      <text:p text:style-name="P4">D. The trigger execution succeeds because the trigger is a statement trigger.</text:p>
      <text:p text:style-name="P4"/>
      <text:p text:style-name="P4">58. The developer issues the following statement:</text:p>
      <text:p text:style-name="P4">CREATE OR REPLACE TRIGGER soccer_fans_snacks_02 BEFORE DELETE ON</text:p>
      <text:p text:style-name="P4">SOCCER_FANS</text:p>
      <text:p text:style-name="P4">FOR EACH ROW</text:p>
      <text:p text:style-name="P4">BEGIN</text:p>
      <text:p text:style-name="P4">DELETE FROM soccer_fans_snacks</text:p>
      <text:p text:style-name="P4">WHERE fan_id = :prechange.fan_id;</text:p>
      <text:p text:style-name="P4">END;</text:p>
      <text:p text:style-name="P4">Why does the trigger fail on creation?</text:p>
      <text:p text:style-name="P4"><text:soft-page-break/>A. The statement trigger improperly references the changed row data.</text:p>
      <text:p text:style-name="P8">B. The row trigger does not define prechange as the referencing keyword for old column values.</text:p>
      <text:p text:style-name="P4">C. Row triggers cannot process before the triggering statement.</text:p>
      <text:p text:style-name="P4">D. Statement triggers cannot process before the triggering statement.</text:p>
      <text:p text:style-name="P4"/>
      <text:p text:style-name="P4">59. Table SOCCER_FAN_SEAT contains two columns: FAN and SEAT_NUM.</text:p>
      <text:p text:style-name="P4">A trigger is created in this table, whose triggering statement definition is AFTER UPDATE OF</text:p>
      <text:p text:style-name="P4">SEAT_NUM ON SOCCER_FAN_SEAT. You issue an UPDATE statement that changes column FAN only.</text:p>
      <text:p text:style-name="P4">Which of the following best describes what happens next?</text:p>
      <text:p text:style-name="P4">a) The trigger fires successfully.</text:p>
      <text:p text:style-name="P4">b) The trigger fires unsuccessfully.</text:p>
      <text:p text:style-name="P1"><text:span text:style-name="T3">c) Nothing, the SEAT_NUM column was not updated</text:span><text:span text:style-name="T2">.</text:span></text:p>
      <text:p text:style-name="P4">d) The trigger invalidates</text:p>
      <text:p text:style-name="P4"/>
      <text:p text:style-name="P4">60. The maximum length of varchar2 when used in PL/SQL block is</text:p>
      <text:p text:style-name="P4">A. 16k</text:p>
      <text:p text:style-name="P2">B. 32k</text:p>
      <text:p text:style-name="P4">C. 4k</text:p>
      <text:p text:style-name="P4">D. Either b or c</text:p>
      <text:p text:style-name="P4"/>
      <text:p text:style-name="P4">61. The max length of varchar2 when used in a table is</text:p>
      <text:p text:style-name="P4">A. 16k</text:p>
      <text:p text:style-name="P4">B. 32k</text:p>
      <text:p text:style-name="P2">C. 4k</text:p>
      <text:p text:style-name="P4">D. Either b or c</text:p>
      <text:p text:style-name="P4"/>
      <text:p text:style-name="P4">62. Any value added to NULL gives</text:p>
      <text:p text:style-name="P4">A. the value itself.</text:p>
      <text:p text:style-name="P4">B. 0</text:p>
      <text:p text:style-name="P2">C. NULL</text:p>
      <text:p text:style-name="P4">D. Unpredictable</text:p>
      <text:p text:style-name="P4"/>
      <text:p text:style-name="P4">63. The keys that can have NULL values are</text:p>
      <text:p text:style-name="P4">A. Primary Key</text:p>
      <text:p text:style-name="P4">B. Unique Key</text:p>
      <text:p text:style-name="P4">C. Foreign Key</text:p>
      <text:p text:style-name="P1"><text:span text:style-name="T2">D. </text:span><text:span text:style-name="T1">Both b and c</text:span></text:p>
      <text:p text:style-name="P4"/>
      <text:p text:style-name="P4">64. A Decision Support System (DSS) consists of</text:p>
      <text:p text:style-name="P4">A. More DML, less DQL</text:p>
      <text:p text:style-name="P2">B. More DQL, less DML</text:p>
      <text:p text:style-name="P4">C. Half DML, half DQL</text:p>
      <text:p text:style-name="P4">D. Only DML</text:p>
      <text:p text:style-name="P4"/>
      <text:p text:style-name="P4">65. The number of columns in a table is known as its</text:p>
      <text:p text:style-name="P2">A. Degree</text:p>
      <text:p text:style-name="P4">B. Cardinality</text:p>
      <text:p text:style-name="P4">C. Domain</text:p>
      <text:p text:style-name="P4">D. Range ANS-(a)</text:p>
      <text:p text:style-name="P4"/>
      <text:p text:style-name="P4">66. The clause(s) that every Oracle SQL query must have is/are</text:p>
      <text:p text:style-name="P4">A. Select</text:p>
      <text:p text:style-name="P4">B. From</text:p>
      <text:p text:style-name="P4">C. Where</text:p>
      <text:p text:style-name="P2">D. Both (a) and (b)</text:p>
      <text:p text:style-name="P4">E. (a),(b) and (c)</text:p>
      <text:p text:style-name="P4"/>
      <text:p text:style-name="P4"/>
      <text:p text:style-name="P4">67. The clause(s) that every SQL Server query must have is/are</text:p>
      <text:p text:style-name="P2"><text:soft-page-break/>A. Select</text:p>
      <text:p text:style-name="P4">B. From</text:p>
      <text:p text:style-name="P4">C. Where</text:p>
      <text:p text:style-name="P4">D. Both (a) and (b)</text:p>
      <text:p text:style-name="P4">E. (a),(b) and (c)</text:p>
      <text:p text:style-name="P4"/>
      <text:p text:style-name="P4">68. The name of the implicit cursor used by Oracle is</text:p>
      <text:p text:style-name="P4">A. DEFAULT</text:p>
      <text:p text:style-name="P4">B. IMPLICIT</text:p>
      <text:p text:style-name="P2">C. SQL</text:p>
      <text:p text:style-name="P4">D. CURSOR</text:p>
      <text:p text:style-name="P4"/>
      <text:p text:style-name="P4">69. The size of DATE data type in Oracle is</text:p>
      <text:p text:style-name="P2">A. 7 bytes</text:p>
      <text:p text:style-name="P4">B. 8 bytes</text:p>
      <text:p text:style-name="P4">C. 4 bytes</text:p>
      <text:p text:style-name="P4">D. 10 bytes</text:p>
      <text:p text:style-name="P4"/>
      <text:p text:style-name="P4">70. An Oracle PL/SQL block is always</text:p>
      <text:p text:style-name="P4">A. Interpreted</text:p>
      <text:p text:style-name="P2">B. Compiled</text:p>
      <text:p text:style-name="P4">C. Interpreted and then compiled</text:p>
      <text:p text:style-name="P4">D. Either (a) or (b)</text:p>
      <text:p text:style-name="P4"/>
      <text:p text:style-name="P4">71. The maximum number of triggers (of different types) that can be created in Oracle 8i is</text:p>
      <text:p text:style-name="P4">A. 12</text:p>
      <text:p text:style-name="P4">B. 13</text:p>
      <text:p text:style-name="P4">C. &gt;12</text:p>
      <text:p text:style-name="P2">D. &gt;13</text:p>
      <text:p text:style-name="P4"/>
      <text:p text:style-name="P4">72. System event triggers are always</text:p>
      <text:p text:style-name="P4">(a) Row level</text:p>
      <text:p text:style-name="P4">(b) Table level</text:p>
      <text:p text:style-name="P2">(c) Schema level</text:p>
      <text:p text:style-name="P4">(d) Either (b) or (c)</text:p>
      <text:p text:style-name="P4"/>
      <text:p text:style-name="P4">72. Triggers can be written for</text:p>
      <text:p text:style-name="P4">A. Insert, delete, update</text:p>
      <text:p text:style-name="P4">B. Create, alter, drop</text:p>
      <text:p text:style-name="P4">C. Login, logout</text:p>
      <text:p text:style-name="P4">D. Both (a) and (b)</text:p>
      <text:p text:style-name="P1"><text:span text:style-name="T2">E. </text:span><text:span text:style-name="T1">(a) , (b) and (c)</text:span></text:p>
      <text:p text:style-name="P4"/>
      <text:p text:style-name="P4">73. 15.Rollback and Commit affect</text:p>
      <text:p text:style-name="P2">(a) Only DML statements</text:p>
      <text:p text:style-name="P4">(b) Only DDL statements</text:p>
      <text:p text:style-name="P4">(c) Both (a) and (b)</text:p>
      <text:p text:style-name="P4">(d) All statements executed in SQL*PLUS ANS-(a)</text:p>
      <text:p text:style-name="P4"/>
      <text:p text:style-name="P4">74. 16.The NOWAIT option works for</text:p>
      <text:p text:style-name="P2">(a) Implicit cursors only</text:p>
      <text:p text:style-name="P4">(b) Explicit cursors only</text:p>
      <text:p text:style-name="P4">(c) Both (a) and (b)</text:p>
      <text:p text:style-name="P4">(d) Neither (a) or (b) ANS-(a)</text:p>
      <text:p text:style-name="P4"/>
      <text:p text:style-name="P4">75. The query associated with a cursor is executed in</text:p>
      <text:p text:style-name="P4">(a) Declare phase</text:p>
      <text:p text:style-name="P2">(b) Open phase</text:p>
      <text:p text:style-name="P4">(c) Fetch phase</text:p>
      <text:p text:style-name="P4"><text:soft-page-break/>(d) Close phase</text:p>
      <text:p text:style-name="P4"/>
      <text:p text:style-name="P4">76. The INSTEAD OF trigger works at</text:p>
      <text:p text:style-name="P2">(a) Row level</text:p>
      <text:p text:style-name="P4">(b) Table level</text:p>
      <text:p text:style-name="P4">(c) Schema level</text:p>
      <text:p text:style-name="P4">(d) Database level</text:p>
      <text:p text:style-name="P4"/>
      <text:p text:style-name="P4">77. 19.The stored subprogram(s) available in Oracle is/are</text:p>
      <text:p text:style-name="P4">(a) Procedures</text:p>
      <text:p text:style-name="P4">(b) Functions</text:p>
      <text:p text:style-name="P4">(c) Packages</text:p>
      <text:p text:style-name="P4">(d) Both (a) and (b)</text:p>
      <text:p text:style-name="P2">(e) (a), (b) and (c)</text:p>
      <text:p text:style-name="P4"/>
      <text:p text:style-name="P4">78. 20.The default parameter type in stored procedures is</text:p>
      <text:p text:style-name="P2">(a) IN</text:p>
      <text:p text:style-name="P4">(b) OUT</text:p>
      <text:p text:style-name="P4">(c) INOUT</text:p>
      <text:p text:style-name="P4">(d) There is no default type</text:p>
      <text:p text:style-name="P4"/>
      <text:p text:style-name="P4">79. GRANT and REVOKE are</text:p>
      <text:p text:style-name="P2">(a) DDL statements</text:p>
      <text:p text:style-name="P4">(b) DML statements</text:p>
      <text:p text:style-name="P4">(c) DCL statements</text:p>
      <text:p text:style-name="P4">(d) None of these</text:p>
      <text:p text:style-name="P4"/>
      <text:p text:style-name="P4">80. Oracle 8i can be best described as</text:p>
      <text:p text:style-name="P4">(a) Object-based DBMS</text:p>
      <text:p text:style-name="P4">(b) Object-oriented DBMS</text:p>
      <text:p text:style-name="P4">(c) Object-relational DBMS</text:p>
      <text:p text:style-name="P4">(d) Relational DBMS ANS-(c)</text:p>
      <text:p text:style-name="P4"/>
      <text:p text:style-name="P4">81. An Oracle 8i database can store</text:p>
      <text:p text:style-name="P4">(a) Text</text:p>
      <text:p text:style-name="P4">(b) Audio/Video</text:p>
      <text:p text:style-name="P4">(c) Images</text:p>
      <text:p text:style-name="P4">(d) All the above Ans-(d)</text:p>
      <text:p text:style-name="P4"/>
      <text:p text:style-name="P4">82. The host string used to connect to the Oracle server (for eg. ORCL) is called as</text:p>
      <text:p text:style-name="P4">(a) System identifier</text:p>
      <text:p text:style-name="P4">(b) Net service name</text:p>
      <text:p text:style-name="P4">(c) Both (a) and (b)</text:p>
      <text:p text:style-name="P4">(d) Database name ANS-(c)</text:p>
      <text:p text:style-name="P4"/>
      <text:p text:style-name="P4">83. INITCAP (‘oracle’) returns</text:p>
      <text:p text:style-name="P4">(a) oracle</text:p>
      <text:p text:style-name="P4">(b) ORACLE</text:p>
      <text:p text:style-name="P4">(c) ORACLe</text:p>
      <text:p text:style-name="P4">(d) None of these ANS-(d)</text:p>
      <text:p text:style-name="P4"/>
      <text:p text:style-name="P4">84. The value of INSTR(‘CALIFORNIA’,’A’,1,2) is</text:p>
      <text:p text:style-name="P4">(a) 2</text:p>
      <text:p text:style-name="P4">(b) 1</text:p>
      <text:p text:style-name="P4">(c) 10</text:p>
      <text:p text:style-name="P4">(d) 9 ANS-(c)</text:p>
      <text:p text:style-name="P4"/>
      <text:p text:style-name="P4">85. The SQL query to retrieve current time in Oracle is</text:p>
      <text:p text:style-name="P4">(a) Select SysTime from dual</text:p>
      <text:p text:style-name="P4"><text:soft-page-break/>(b) Select SysDate from dual</text:p>
      <text:p text:style-name="P4">(c) Select TO_CHAR (SysDate,’HH:MI:SS’) from dual</text:p>
      <text:p text:style-name="P4">(d) Select TO_CHAR (SysDate,’HH:MM:SS’) from dual</text:p>
      <text:p text:style-name="P4">(e) Both (c) and (d) ANS-(c)</text:p>
      <text:p text:style-name="P4"/>
      <text:p text:style-name="P4">86. The correct syntax of DECODE statement is</text:p>
      <text:p text:style-name="P4">(a) DECODE(if1,then1,if2,then2,……….,else)</text:p>
      <text:p text:style-name="P4">(b) DECODE(if1,then1,else1,if2,then2,else2……….,)</text:p>
      <text:p text:style-name="P4">(c) DECODE(value,if1,then1,else1,if2,then2,else2……….,)</text:p>
      <text:p text:style-name="P4">(d) None of these ANS-(d)</text:p>
      <text:p text:style-name="P4"/>
      <text:p text:style-name="P4">87. Consider the following where clause</text:p>
      <text:p text:style-name="P4">WHERE A.no=B.no(+)</text:p>
      <text:p text:style-name="P4">The above outer join lists</text:p>
      <text:p text:style-name="P4">(a) All matching &amp; non-matching rows of table B</text:p>
      <text:p text:style-name="P4">(b) All matching &amp; non-matching rows of table A</text:p>
      <text:p text:style-name="P4">(c) All non-matching rows of table B</text:p>
      <text:p text:style-name="P4">(d) All non-matching rows of table A ANS-(b)</text:p>
      <text:p text:style-name="P4"/>
      <text:p text:style-name="P4">88. TRUNCATE TABLE statement</text:p>
      <text:p text:style-name="P4">(a) Drops a table temporarily</text:p>
      <text:p text:style-name="P4">(b) Removes all rows of a table</text:p>
      <text:p text:style-name="P4">(c) Removes specified number of rows from a table</text:p>
      <text:p text:style-name="P4">(d) Removes all constraints from a table ANS-(b)</text:p>
      <text:p text:style-name="P4"/>
      <text:p text:style-name="P4">89. The file that contains the Oracle server address, its port number and resolves the Oracle’s net service name</text:p>
      <text:p text:style-name="P4">(for eg. ORCL) is</text:p>
      <text:p text:style-name="P4">(a) listener.ora</text:p>
      <text:p text:style-name="P4">(b) tnsnames.ora</text:p>
      <text:p text:style-name="P4">(c) init.ora</text:p>
      <text:p text:style-name="P4">(d) sqlnet.ora ANS-(b)</text:p>
      <text:p text:style-name="P4"/>
      <text:p text:style-name="P4">90. When both the Oracle name server as well as tnsnames.ora file is used simultaneously, the priority between</text:p>
      <text:p text:style-name="P4">the two is resolved by</text:p>
      <text:p text:style-name="P4">(a) listener.ora</text:p>
      <text:p text:style-name="P4">(b) tnsnames.ora</text:p>
      <text:p text:style-name="P4">(c) init.ora</text:p>
      <text:p text:style-name="P4">(d) sqlnet.ora ANS-(d)</text:p>
      <text:p text:style-name="P4"/>
      <text:p text:style-name="P4">91. Consider a table OLD with few rows. The statement</text:p>
      <text:p text:style-name="P4">CREATE TABLE new AS SELECT * FROM OLD</text:p>
      <text:p text:style-name="P4">WHERE 1=2</text:p>
      <text:p text:style-name="P4">(a) copies all the rows from OLD to NEW</text:p>
      <text:p text:style-name="P4">(b) creates a dummy NEW table</text:p>
      <text:p text:style-name="P4">(c) creates an empty NEW table with column definitions same as OLD</text:p>
      <text:p text:style-name="P4">(d) creates a table NEW that acts as a synonym for OLD ANS-(c)</text:p>
      <text:p text:style-name="P4"/>
      <text:p text:style-name="P4">92. Oracle 8i runs on</text:p>
      <text:p text:style-name="P4">(a) Windows NT</text:p>
      <text:p text:style-name="P4">(b) UNIX</text:p>
      <text:p text:style-name="P4">(c) Solaris</text:p>
      <text:p text:style-name="P4">(d) (a) and (b)</text:p>
      <text:p text:style-name="P4">(e) (a), (b) and (c) ANS-(e)</text:p>
      <text:p text:style-name="P4"/>
      <text:p text:style-name="P4">93. The owner of all data dictionary tables in Oracle is</text:p>
      <text:p text:style-name="P4">(a) SYSTEM</text:p>
      <text:p text:style-name="P4">(b) SYS</text:p>
      <text:p text:style-name="P4"><text:soft-page-break/>(c) INTERNAL</text:p>
      <text:p text:style-name="P4">(d) Users ANS-(b)</text:p>
      <text:p text:style-name="P4"/>
      <text:p text:style-name="P4">94. The standard port number at which the Oracle server listens for client requests is</text:p>
      <text:p text:style-name="P4">(a) 3128</text:p>
      <text:p text:style-name="P4">(b) 8080</text:p>
      <text:p text:style-name="P4">(c) 7071</text:p>
      <text:p text:style-name="P4">(d) none of these Ans-(d)</text:p>
      <text:p text:style-name="P4"/>
      <text:p text:style-name="P4">95. The address of the Oracle name server is contained in</text:p>
      <text:p text:style-name="P4">(e) listener.ora</text:p>
      <text:p text:style-name="P4">(f) tnsnames.ora</text:p>
      <text:p text:style-name="P4">(g) init.ora</text:p>
      <text:p text:style-name="P4">(h) sqlnet.ora ANS-(d)</text:p>
      <text:p text:style-name="P4"/>
      <text:p text:style-name="P4">96. Which of the following is not a RDBMS</text:p>
      <text:p text:style-name="P4">(a) MS Access</text:p>
      <text:p text:style-name="P4">(b) Oracle 8i</text:p>
      <text:p text:style-name="P4">(c) MS SQL Server</text:p>
      <text:p text:style-name="P4">(d) Informix ANS-(a)</text:p>
      <text:p text:style-name="P4"/>
      <text:p text:style-name="P4">97. 39.The character used for concatenating strings in Oracle is</text:p>
      <text:p text:style-name="P4">(a) &amp;&amp;</text:p>
      <text:p text:style-name="P4">(b) +</text:p>
      <text:p text:style-name="P4">(c) |</text:p>
      <text:p text:style-name="P4">(d) None of these ANS-(d)</text:p>
      <text:p text:style-name="P4"/>
      <text:p text:style-name="P4">98. The datafiles in Oracle, in which the user tables and other objects are stored, resides at</text:p>
      <text:p text:style-name="P4">(a) Client side</text:p>
      <text:p text:style-name="P4">(b) Server side</text:p>
      <text:p text:style-name="P4">(c) Both (a) and (b)</text:p>
      <text:p text:style-name="P4">(d) Depends on the configuration ANS-(b)</text:p>
      <text:p text:style-name="P4"/>
      <text:p text:style-name="P4">99. The number of users that can be handled by Oracle 8i server is approximately</text:p>
      <text:p text:style-name="P4">(a) 5000</text:p>
      <text:p text:style-name="P4">(b) 10000</text:p>
      <text:p text:style-name="P4">(c) 1000</text:p>
      <text:p text:style-name="P4">(d) 100000 ANS-(b)</text:p>
      <text:p text:style-name="P4"/>
      <text:p text:style-name="P4">100. A precompiler converts</text:p>
      <text:p text:style-name="P4">(a) PL/SQL code into executable machine code</text:p>
      <text:p text:style-name="P4">(b) Embedded SQL statements into native library calls</text:p>
      <text:p text:style-name="P4">(c) A program written in a 3GL into a PL/SQL code</text:p>
      <text:p text:style-name="P4">(d) A PL/SQL code into a 3GL code ANS-(b)</text:p>
      <text:p text:style-name="P4"/>
      <text:p text:style-name="P4">101. In a query with a GROUP BY clause, the columns in the SELECT clause</text:p>
      <text:p text:style-name="P4">(a) must be aggregate functions only</text:p>
      <text:p text:style-name="P4">(b) must also appear in the GROUP BY clause</text:p>
      <text:p text:style-name="P4">(c) must also appear in the GROUP BY and HAVING clauses</text:p>
      <text:p text:style-name="P4">(d) Both (a) and (b)</text:p>
      <text:p text:style-name="P4">(e) Can be selected arbitrarily ANS-(d)</text:p>
      <text:p text:style-name="P4"/>
      <text:p text:style-name="P4">102. OCI stands for</text:p>
      <text:p text:style-name="P4">(a) Open Call Interface</text:p>
      <text:p text:style-name="P4">(b) Oracle Call Interface</text:p>
      <text:p text:style-name="P4">(c) Oracle Communication Interface</text:p>
      <text:p text:style-name="P4">(d) Oracle Connection Interface ANS-(b)</text:p>
      <text:p text:style-name="P4"/>
      <text:p text:style-name="P4">103. The name of the only column in the DUAL table is</text:p>
      <text:p text:style-name="P4"><text:soft-page-break/>(a) X</text:p>
      <text:p text:style-name="P4"><text:s/>(b) C</text:p>
      <text:p text:style-name="P4">(c) DUMMY</text:p>
      <text:p text:style-name="P4">(d) None of these ANS-(c)</text:p>
      <text:p text:style-name="P4"/>
      <text:p text:style-name="P4">104. TNS in the file tnsnames.ora stands for</text:p>
      <text:p text:style-name="P4">(a) Transparent Network Substrate</text:p>
      <text:p text:style-name="P4">(b) Transport Network Substrate</text:p>
      <text:p text:style-name="P4">(c) Transparent Network System</text:p>
      <text:p text:style-name="P4">(d) Transparent Network Server ANS-(a)</text:p>
      <text:p text:style-name="P4"/>
      <text:p text:style-name="P4">105. Comments in a PL/SQL code are inserted using</text:p>
      <text:p text:style-name="P4">(a) –</text:p>
      <text:p text:style-name="P4">(b) /* */</text:p>
      <text:p text:style-name="P4">(c) Both (a) and (b)</text:p>
      <text:p text:style-name="P4">(d) # ANS-(c)</text:p>
      <text:p text:style-name="P4"/>
      <text:p text:style-name="P4">106. The CHAR and NCHAR data types</text:p>
      <text:p text:style-name="P4">(a) have no difference</text:p>
      <text:p text:style-name="P4">(b) belong to two different character sets</text:p>
      <text:p text:style-name="P4">(c) have different storage requirements</text:p>
      <text:p text:style-name="P4">(d) have different storage requirements and retrieval time ANS-(b)</text:p>
      <text:p text:style-name="P4"/>
      <text:p text:style-name="P4">107. Consider a table TAB with a single row</text:p>
      <text:p text:style-name="P4">NAME</text:p>
      <text:p text:style-name="P4">CHARRIS</text:p>
      <text:p text:style-name="P4">Then, the query</text:p>
      <text:p text:style-name="P4">SELECT SUBSTR(Name,-3) FROM TAB gives</text:p>
      <text:p text:style-name="P4">(a) RIS</text:p>
      <text:p text:style-name="P4">(b) CHA</text:p>
      <text:p text:style-name="P4">(c) ARRIS</text:p>
      <text:p text:style-name="P4">(d) ARR ANS-(a)</text:p>
      <text:p text:style-name="P4"/>
      <text:p text:style-name="P4">108. The wild card character % used in strings means</text:p>
      <text:p text:style-name="P4">(a) any number of characters</text:p>
      <text:p text:style-name="P4">(b) one or more characters</text:p>
      <text:p text:style-name="P4">(c) at least one character</text:p>
      <text:p text:style-name="P4">(d) at least one alphabet ANS-(a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Helvetica-Bold" svg:font-family="Helvetica-Bold" style:font-family-generic="roman" style:font-pitch="variable"/>
    <style:font-face style:name="Times-BoldItalic" svg:font-family="Times-BoldItalic" style:font-family-generic="roman" style:font-pitch="variable"/>
    <style:font-face style:name="Arial" svg:font-family="Arial" style:font-family-generic="swiss" style:font-pitch="variable"/>
    <style:font-face style:name="Helvetica1" svg:font-family="Helvetica" style:font-family-generic="system" style:font-pitch="variable"/>
    <style:font-face style:name="Helvetica-Bold1" svg:font-family="Helvetica-Bold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  <style:font-face style:name="Times-BoldItalic1" svg:font-family="Times-BoldItalic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1665in" style:layout-grid-ruby-height="0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maheshm</meta:initial-creator>
    <meta:editing-cycles>3</meta:editing-cycles>
    <meta:creation-date>2014-07-03T09:07:00</meta:creation-date>
    <dc:date>2014-12-29T10:14:39.84</dc:date>
    <meta:editing-duration>PT8M31S</meta:editing-duration>
    <meta:generator>OpenOffice/4.1.1$Win32 OpenOffice.org_project/411m6$Build-9775</meta:generator>
    <meta:document-statistic meta:table-count="0" meta:image-count="0" meta:object-count="0" meta:page-count="16" meta:paragraph-count="805" meta:word-count="6338" meta:character-count="36019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